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847cm" fo:margin-right="0cm" fo:margin-top="0cm" fo:margin-bottom="0cm" loext:contextual-spacing="false" fo:orphans="2" fo:widows="2" fo:text-indent="0cm" style:auto-text-indent="false"/>
      <style:text-properties fo:font-variant="normal" fo:text-transform="none" fo:color="#1d1c1d" style:font-name="Monaco" fo:font-size="9.75pt" fo:letter-spacing="normal" fo:font-style="normal" fo:font-weight="normal" loext:padding="0cm" loext:border="none"/>
    </style:style>
    <style:style style:name="P2" style:family="paragraph" style:parent-style-name="Preformatted_20_Text">
      <style:paragraph-properties fo:margin-left="0.847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c1d" style:font-name="Monaco" fo:font-size="9.75pt" fo:letter-spacing="normal" fo:font-style="normal" fo:font-weight="normal" loext:padding="0cm" loext:border="none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b1efe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cm" fo:border="none"/>
      <style:text-properties fo:font-variant="normal" fo:text-transform="none" fo:color="#1d1c1d" style:font-name="Monaco" fo:font-size="9.75pt" fo:letter-spacing="normal" fo:font-style="normal" fo:font-weight="normal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c1d" style:font-name="Monaco" fo:font-size="9.75pt" fo:letter-spacing="normal" fo:font-style="normal" fo:font-weight="normal" loext:padding="0cm" loext:border="none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c1d" style:font-name="Monaco" fo:font-size="9.75pt" fo:letter-spacing="normal" fo:font-style="normal" fo:font-weight="normal" officeooo:rsid="00098e53" officeooo:paragraph-rsid="00098e53" loext:padding="0cm" loext:border="none"/>
    </style:style>
    <style:style style:name="P10" style:family="paragraph" style:parent-style-name="Preformatted_20_Text">
      <style:paragraph-properties fo:margin-top="0cm" fo:margin-bottom="0.499cm" loext:contextual-spacing="false" fo:orphans="2" fo:widows="2"/>
      <style:text-properties officeooo:paragraph-rsid="0007f793"/>
    </style:style>
    <style:style style:name="P1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paragraph-rsid="000b1efe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style:font-name="Liberation Mono" fo:font-size="10pt" fo:letter-spacing="normal" fo:font-style="normal" fo:font-weight="normal" officeooo:rsid="000b1efe" style:font-name-asian="Liberation Mono" style:font-size-asian="10pt" style:font-name-complex="Liberation Mono" style:font-size-complex="10pt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d1c1d" style:font-name="Monaco" fo:font-size="9.75pt" fo:letter-spacing="normal" fo:font-style="normal" fo:font-weight="normal" loext:padding="0cm" loext:border="none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onaco" fo:font-size="9.75pt" fo:letter-spacing="normal" fo:font-style="normal" fo:font-weight="normal" officeooo:paragraph-rsid="000ddcb5" loext:padding="0cm" loext:border="none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 fo:padding="0cm" fo:border="none"/>
      <style:text-properties fo:font-variant="normal" fo:text-transform="none" fo:color="#000000" style:font-name="Monaco" fo:font-size="9.75pt" fo:letter-spacing="normal" fo:font-style="normal" fo:font-weight="normal" officeooo:paragraph-rsid="000ddcb5" loext:padding="0cm" loext:border="none"/>
    </style:style>
    <style:style style:name="T1" style:family="text">
      <style:text-properties officeooo:rsid="0006c519"/>
    </style:style>
    <style:style style:name="T2" style:family="text">
      <style:text-properties style:font-name="Liberation Mono" fo:font-size="10pt" officeooo:rsid="000b1efe" style:font-name-asian="Liberation Mono" style:font-size-asian="10pt" style:font-name-complex="Liberation Mono" style:font-size-complex="10pt"/>
    </style:style>
    <style:style style:name="T3" style:family="text">
      <style:text-properties fo:font-variant="normal" fo:text-transform="none" fo:color="#1d1c1d" style:font-name="Liberation Mono" fo:font-size="10pt" fo:letter-spacing="normal" fo:font-style="normal" fo:font-weight="normal" officeooo:rsid="0007f793" style:font-size-asian="10pt" style:font-size-complex="10pt" loext:padding="0cm" loext:border="none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0b1efe"/>
    </style:style>
    <style:style style:name="T6" style:family="text">
      <style:text-properties fo:font-variant="normal" fo:text-transform="none" fo:color="#000000" fo:letter-spacing="normal" fo:font-style="normal" fo:font-weight="normal" officeooo:rsid="0007f793"/>
    </style:style>
    <style:style style:name="T7" style:family="text">
      <style:text-properties fo:font-variant="normal" fo:text-transform="none" fo:color="#000000" style:font-name="Liberation Mono" fo:font-size="10pt" fo:letter-spacing="normal" fo:font-style="normal" fo:font-weight="normal" officeooo:rsid="000b1efe" style:font-name-asian="Liberation Mono" style:font-size-asian="10pt" style:font-name-complex="Liberation Mono" style:font-size-complex="10pt"/>
    </style:style>
    <style:style style:name="T8" style:family="text">
      <style:text-properties officeooo:rsid="000a45af"/>
    </style:style>
    <style:style style:name="T9" style:family="text">
      <style:text-properties officeooo:rsid="000b1efe"/>
    </style:style>
    <style:style style:name="T10" style:family="text">
      <style:text-properties officeooo:rsid="000fbe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5 motivos para voc<text:span text:style-name="T1">ê</text:span> aprender JavaScript!</text:p>
      <text:p text:style-name="P3">------------------------------------------</text:p>
      <text:p text:style-name="P5"/>
      <text:p text:style-name="P3">O JavaScript <text:span text:style-name="T1">é</text:span> uma linguagem de programa<text:span text:style-name="T1">çã</text:span>o muito poderosa utilizada em todo o mundo!</text:p>
      <text:p text:style-name="P5"/>
      <text:p text:style-name="P3">O uso mais convencional do JavaScript <text:span text:style-name="T1">é</text:span> no contexto do nosso navegador, juntamente com HTML e CSS.</text:p>
      <text:p text:style-name="P5"/>
      <text:p text:style-name="P3">Por que o JavaScript <text:span text:style-name="T1">é</text:span> t<text:span text:style-name="T1">ã</text:span>o valorizado?</text:p>
      <text:p text:style-name="P3">----------------------------------------</text:p>
      <text:p text:style-name="P5"/>
      <text:p text:style-name="P3">O JavaScript te permite dar dinamismos <text:span text:style-name="T1">a</text:span>s p<text:span text:style-name="T1">á</text:span>ginas. <text:span text:style-name="T1">É</text:span> ele quem garante que sua p<text:span text:style-name="T1">á</text:span>gina tenha a habilidade de reagir <text:span text:style-name="T1">a</text:span>s a<text:span text:style-name="T1">çõe</text:span>s das pessoas usu<text:span text:style-name="T1">á</text:span>rias.</text:p>
      <text:p text:style-name="P5"/>
      <text:p text:style-name="P3">5 motivos para voc<text:span text:style-name="T1">ê</text:span> aprender JavaScript</text:p>
      <text:p text:style-name="P3">-----------------------------------------</text:p>
      <text:p text:style-name="P3"/>
      <text:p text:style-name="P4">#<text:span text:style-name="T9">1</text:span> <text:span text:style-name="T2">Full stack</text:span></text:p>
      <text:p text:style-name="P3"/>
      <text:p text:style-name="P11">#<text:span text:style-name="T9">2</text:span> <text:span text:style-name="T2">Amplificação de variedades de framewroks e bibliotecas para melhorar a performance do trabalho</text:span></text:p>
      <text:p text:style-name="P5"><text:span text:style-name="T4">#</text:span><text:span text:style-name="T5">3</text:span><text:span text:style-name="T4"> Sintaxe mais simplificada que a maioria das linguagens.</text:span></text:p>
      <text:p text:style-name="P5"/>
      <text:p text:style-name="P5"><text:span text:style-name="T4">#</text:span><text:span text:style-name="T5">4</text:span><text:span text:style-name="T4"> </text:span><text:span text:style-name="T7">Comunidade grande e bem engajada</text:span></text:p>
      <text:p text:style-name="P12"/>
      <text:p text:style-name="P4"><text:span text:style-name="T7">#</text:span><text:span text:style-name="T2">5</text:span><text:span text:style-name="T7"> Linguagem muito popular e adotada pelas principais empresas de tecnologia do mundo.</text:span></text:p>
      <text:p text:style-name="P5"/>
      <text:p text:style-name="P10"><text:span text:style-name="T6">#</text:span><text:span text:style-name="T3">6 Eh a principal linguagem de desenvolvimento web do mercado</text:span></text:p>
      <text:p text:style-name="P7">#7 Facilita o aprendizado de novas linguagens </text:p>
      <text:p text:style-name="P8">#8 Permite se tornar um Full Stack Developer mais facilmente</text:p>
      <text:p text:style-name="P8"/>
      <text:p text:style-name="P9">#9 Fácil adaptação pra outras linguagens</text:p>
      <text:p text:style-name="P9"/>
      <text:p text:style-name="P9">#10 Tornar DEV rapidamente</text:p>
      <text:p text:style-name="P9"/>
      <text:p text:style-name="P9">#11 Linguagem mais utilizada</text:p>
      <text:p text:style-name="P9"/>
      <text:p text:style-name="P9">#<text:span text:style-name="T8">12</text:span> Linguagem mais utilizada por profissionais do desenvolvimento</text:p>
      <text:p text:style-name="P9"/>
      <text:p text:style-name="P7">#1<text:span text:style-name="T8">3</text:span> É uma ótima porta de entrada para novas linguagens</text:p>
      <text:p text:style-name="P8">#1<text:span text:style-name="T8">4</text:span> Auxilia na formação de um dev full stack</text:p>
      <text:p text:style-name="P2"/>
      <text:p text:style-name="P8">#<text:span text:style-name="T8">15</text:span> Abre portas para iniciar como um Full Stack Developer</text:p>
      <text:p text:style-name="P2"/>
      <text:p text:style-name="P7">#1<text:span text:style-name="T8">6</text:span> E a porta de entrada para novas linguagens</text:p>
      <text:p text:style-name="P8">#1<text:span text:style-name="T8">7</text:span> E a linguagem mais abrangente do mercado</text:p>
      <text:p text:style-name="P8"/>
      <text:p text:style-name="P14">#1<text:span text:style-name="T10">8</text:span> Linguagem muito popular e adotada pelas principais empresas de tecnologia do mundo.</text:p>
      <text:p text:style-name="P14"/>
      <text:p text:style-name="P14">#<text:span text:style-name="T10">19</text:span> Constante evolu<text:span text:style-name="T1">çã</text:span>o, principalmente por ter uma comunidade engajada.</text:p>
      <text:p text:style-name="P14"/>
      <text:p text:style-name="P15">#<text:span text:style-name="T10">20</text:span> Muitas op<text:span text:style-name="T1">çõ</text:span>es de bibliotecas e frameworks que v<text:span text:style-name="T1">ã</text:span>o maximizar sua produtividade</text:p>
      <text:p text:style-name="P1"/>
      <text:p text:style-name="P2"/>
      <text:p text:style-name="P1"><text:soft-page-break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4:13:05.229607331</meta:creation-date>
    <dc:date>2022-01-21T14:54:22.288007928</dc:date>
    <meta:editing-duration>PT23M2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252" meta:character-count="1666" meta:non-whitespace-character-count="1442"/>
  </office:meta>
</office:document-meta>
</file>